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27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7.25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29.25pt" style:use-optimal-row-height="true" fo:break-before="auto"/>
    </style:style>
    <style:style style:name="ro1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4">
            <text:p>5 dni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9">
            <text:p>5 dni</text:p>
          </table:table-cell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Nauka generacji pdf, stworzenie propotypu klasy do generacji pdf, ustalenie jakie wyjątki powinna zgłaszać funkcja do wczytywania sygnału</text:p>
          </table:table-cell>
          <table:table-cell office:value-type="string" table:style-name="ce19">
            <text:p>5dni</text:p>
          </table:table-cell>
          <table:table-cell office:value-type="string" table:style-name="ce18">
            <text:p>stworzenie prostego pdfa z jednym wykresem</text:p>
          </table:table-cell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13">
            <text:p>Przegląd literatury, dostępnych rozwiązań (algorytmów), specyfikacja wejścia-wyjścia modułu, przygotowanie prezentacji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13">
            <text:p>Przegląd literatury, dostępnych rozwiązań (algorytmów), specyfikacja wejścia-wyjścia modułu, przygotowanie prezentacji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4">
            <text:p>4 dni</text:p>
          </table:table-cell>
          <table:table-cell office:value-type="string" table:style-name="ce13">
            <text:p>Stworzenie prezentacji, przegląd literatury, prace wstępne nad projektem.</text:p>
          </table:table-cell>
          <table:table-cell office:value-type="string" table:style-name="ce14">
            <text:p>4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office:value-type="string" table:style-name="ce18">
            <text:p>Częściowa implementacja algorytmu w Matlabie, przegląd literatury. Stworzenie prezentacji.</text:p>
          </table:table-cell>
          <table:table-cell office:value-type="string" table:style-name="ce19">
            <text:p>5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0">
          <table:table-cell office:value-type="string" table:style-name="ce25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12.11.2014 - 10.12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2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2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ygotowanie prototypu algorytmu do obliczania entropii aproksymacji i entropii próby w Matlabie. Przykładowa implementacja przygotowanego prototypu w języku C++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ygotowanie prototypu algorytmu do wyznaczania wskaźnika TINN, indeksu trójkątnego, wykresu Poincare, histogramu. Przygotowanie prezentacji.</text:p>
          </table:table-cell>
          <table:table-cell office:value-type="string" table:style-name="ce19">
            <text:p>4 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27">
            <text:p>Ektrakcja algortymów z przeglądu literaturowego, próby prototypowania metod w matlabie, praca nad raportem wstępnym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Próba prototypowania pierwowzoru algorytmu w środowisku MATLAB. Tworzenie raportu wstępnego</text:p>
          </table:table-cell>
          <table:table-cell office:value-type="string" table:style-name="ce26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5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492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ll Latitude E6540</meta:initial-creator>
    <dc:creator>Magdalena Synowiec</dc:creator>
    <meta:creation-date>2014-11-04T22:12:00Z</meta:creation-date>
    <dc:date>2014-12-05T18:33:54Z</dc:date>
    <meta:editing-cycles>14</meta:editing-cycles>
    <meta:editing-duration>PT4402S</meta:editing-duration>
  </office:meta>
</office:document-meta>
</file>